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-title">
      <style:graphic-properties fo:min-height="3.38cm"/>
      <style:paragraph-properties style:writing-mode="lr-tb"/>
    </style:style>
    <style:style style:name="pr5" style:family="presentation" style:parent-style-name="Beehive-outline1">
      <style:graphic-properties fo:min-height="2.401cm"/>
      <style:paragraph-properties style:writing-mode="lr-tb"/>
    </style:style>
    <style:style style:name="pr6" style:family="presentation" style:parent-style-name="Beehive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Masscollabs Services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 text:style-name="P1">Roadmap for the year 2024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" presentation:presentation-page-layout-name="AL2T1">
        <office:forms form:automatic-focus="false" form:apply-design-mode="false"/>
        <draw:frame presentation:style-name="pr4" draw:layer="layout" svg:width="25.199cm" svg:height="3.38cm" svg:x="1.401cm" svg:y="5.32cm" presentation:class="title">
          <draw:text-box>
            <text:p text:style-name="P4">Masscollabs Services</text:p>
          </draw:text-box>
        </draw:frame>
        <draw:frame presentation:style-name="pr5" draw:layer="layout" svg:width="25.199cm" svg:height="2.4cm" svg:x="1.4cm" svg:y="9.45cm" presentation:class="outline">
          <draw:text-box>
            <text:list text:style-name="L2">
              <text:list-item>
                <text:p>We plan to work with more closer with Free Software foundations and associations for writing free software projec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office:forms form:automatic-focus="false" form:apply-design-mode="false"/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8T20:52:14.806138075</meta:creation-date>
    <meta:editing-duration>PT3M32S</meta:editing-duration>
    <meta:editing-cycles>2</meta:editing-cycles>
    <meta:generator>LibreOffice/7.3.7.2$Linux_X86_64 LibreOffice_project/30$Build-2</meta:generator>
    <dc:title>Beehive</dc:title>
    <dc:date>2023-11-28T20:55:47.121518527</dc:date>
    <meta:document-statistic meta:object-count="144"/>
  </office:meta>
</office:document-meta>
</file>